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2a80" officeooo:paragraph-rsid="000b2a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LLLLLLLLÅÅÅÅJJJJAAAAAAA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sv" fo:country="S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31T15:54:04.611365325</meta:creation-date>
    <dc:date>2022-03-31T15:54:25.425929484</dc:date>
    <meta:editing-duration>PT21S</meta:editing-duration>
    <meta:editing-cycles>1</meta:editing-cycles>
    <meta:document-statistic meta:table-count="0" meta:image-count="0" meta:object-count="0" meta:page-count="1" meta:paragraph-count="1" meta:word-count="1" meta:character-count="26" meta:non-whitespace-character-count="26"/>
    <meta:generator>LibreOffice/7.2.5.2.0$Linux_X86_64 LibreOffice_project/20$Build-2</meta:generator>
  </office:meta>
</office:document-meta>
</file>